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BlackChancery" svg:font-family="BlackChancery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8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fo:min-height="0.254cm"/>
    </style:style>
    <style:style style:name="gr8" style:family="graphic" style:parent-style-name="objectwithoutfill">
      <style:graphic-properties svg:stroke-width="0.203cm" svg:stroke-color="#8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2.159cm"/>
    </style:style>
    <style:style style:name="gr11" style:family="graphic" style:parent-style-name="objectwithoutfill">
      <style:graphic-properties draw:stroke="dash" draw:stroke-dash="Ultrafine_20_Dashed" svg:stroke-color="#008000" draw:fill="none" draw:textarea-vertical-align="middle"/>
    </style:style>
    <style:style style:name="gr12" style:family="graphic" style:parent-style-name="objectwithoutfill">
      <style:graphic-properties draw:stroke="dash" draw:stroke-dash="_33__20_Dashes_20_3_20_Dots_20__28_var_29_"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406cm" svg:stroke-color="#004586" draw:marker-start-width="1.422cm" draw:marker-end-width="1.422cm" draw:fill="none" draw:textarea-horizontal-align="justify" draw:textarea-vertical-align="middle" draw:auto-grow-height="false" fo:padding-top="0.328cm" fo:padding-bottom="0.328cm" fo:padding-left="0.453cm" fo:padding-right="0.453cm"/>
    </style:style>
    <style:style style:name="gr14" style:family="graphic" style:parent-style-name="standard">
      <style:graphic-properties svg:stroke-width="0.406cm" svg:stroke-color="#ff420e" draw:marker-start-width="1.422cm" draw:marker-end-width="1.422cm" draw:fill="none" draw:textarea-horizontal-align="justify" draw:textarea-vertical-align="middle" draw:auto-grow-height="false" fo:padding-top="0.328cm" fo:padding-bottom="0.328cm" fo:padding-left="0.453cm" fo:padding-right="0.4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weight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29cm" svg:y1="18.577cm" svg:x2="6.341cm" svg:y2="20.993cm">
          <text:p/>
        </draw:line>
        <draw:line draw:style-name="gr1" draw:text-style-name="P1" draw:layer="layout" svg:x1="4.453cm" svg:y1="18.652cm" svg:x2="6.341cm" svg:y2="20.992cm">
          <text:p/>
        </draw:line>
        <draw:line draw:style-name="gr1" draw:text-style-name="P1" draw:layer="layout" svg:x1="6.341cm" svg:y1="20.992cm" svg:x2="6.187cm" svg:y2="22.646cm">
          <text:p/>
        </draw:line>
        <draw:line draw:style-name="gr1" draw:text-style-name="P1" draw:layer="layout" svg:x1="6.187cm" svg:y1="22.646cm" svg:x2="4.781cm" svg:y2="25.765cm">
          <text:p/>
        </draw:line>
        <draw:line draw:style-name="gr1" draw:text-style-name="P1" draw:layer="layout" svg:x1="6.187cm" svg:y1="22.646cm" svg:x2="7.724cm" svg:y2="25.415cm">
          <text:p/>
        </draw:line>
        <draw:line draw:style-name="gr1" draw:text-style-name="P1" draw:layer="layout" svg:x1="7.929cm" svg:y1="18.577cm" svg:x2="6.341cm" svg:y2="20.993cm">
          <text:p/>
        </draw:line>
        <draw:line draw:style-name="gr1" draw:text-style-name="P1" draw:layer="layout" svg:x1="4.453cm" svg:y1="18.652cm" svg:x2="6.341cm" svg:y2="20.992cm">
          <text:p/>
        </draw:line>
        <draw:line draw:style-name="gr1" draw:text-style-name="P1" draw:layer="layout" svg:x1="6.341cm" svg:y1="20.992cm" svg:x2="6.187cm" svg:y2="22.646cm">
          <text:p/>
        </draw:line>
        <draw:line draw:style-name="gr1" draw:text-style-name="P1" draw:layer="layout" svg:x1="6.187cm" svg:y1="22.646cm" svg:x2="4.781cm" svg:y2="25.765cm">
          <text:p/>
        </draw:line>
        <draw:line draw:style-name="gr1" draw:text-style-name="P1" draw:layer="layout" svg:x1="6.187cm" svg:y1="22.646cm" svg:x2="7.724cm" svg:y2="25.415cm">
          <text:p/>
        </draw:line>
        <draw:custom-shape draw:style-name="gr2" draw:text-style-name="P1" draw:layer="layout" svg:width="3.325cm" svg:height="3.325cm" svg:x="4.633cm" svg:y="19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779cm" svg:y1="22.53cm" svg:x2="6.42cm" svg:y2="21.743cm">
          <text:p/>
        </draw:line>
        <draw:custom-shape draw:style-name="gr4" draw:text-style-name="P1" draw:layer="layout" svg:width="3.325cm" svg:height="3.325cm" svg:x="4.712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layer="layout" svg:width="2.282cm" svg:height="0.434cm" svg:x="7.329cm" svg:y="22.628cm" svg:viewBox="0 0 2283 435" draw:points="1142,435 0,435 0,0 2283,0 2283,435">
          <text:p/>
        </draw:polygon>
        <draw:path draw:style-name="gr6" draw:layer="layout" svg:width="0.105cm" svg:height="0.345cm" svg:x="7.35cm" svg:y="22.628cm" svg:viewBox="0 0 106 346" svg:d="M106 6c0 0 0-6-5-6-13 0-49 4-62 6-4 0-10 0-10 9 0 6 6 6 13 6 24 0 25 4 25 8l-1 10-63 245c-2 5-3 9-3 16 0 28 22 46 45 46 16 0 29-9 37-27 10-19 16-48 16-49 0-4-4-4-6-4-5 0-5 1-7 8-10 32-18 61-39 61-14 0-14-15-14-22 0-13 0-14 3-24z">
          <text:p/>
        </draw:path>
        <draw:path draw:style-name="gr6" draw:layer="layout" svg:width="0.189cm" svg:height="0.222cm" svg:x="7.508cm" svg:y="22.752cm" svg:viewBox="0 0 190 223" svg:d="M70 104c14 0 50-1 75-12 35-14 38-43 38-50 0-21-20-42-53-42-56 0-130 47-130 134 0 50 29 89 78 89 70 0 112-52 112-59 0-3-3-5-6-5-2 0-4 1-7 4-39 48-92 48-99 48-38 0-43-40-43-57 0-5 1-20 8-50zM46 93c20-75 71-82 84-82 22 0 36 14 36 31 0 51-79 51-99 51z">
          <text:p/>
        </draw:path>
        <draw:path draw:style-name="gr6" draw:layer="layout" svg:width="0.266cm" svg:height="0.222cm" svg:x="7.729cm" svg:y="22.752cm" svg:viewBox="0 0 267 223" svg:d="M29 188c-1 8-4 19-4 22 0 8 7 13 14 13 6 0 15-5 18-14 0 0 7-24 10-37l10-44c4-10 7-21 8-32 3-8 7-24 7-25 7-15 34-60 81-60 22 0 27 18 27 35 0 29-25 93-32 114-5 11-6 17-6 22 0 24 18 41 40 41 47 0 65-71 65-76s-5-5-6-5c-4 0-4 1-7 10-10 33-26 59-50 59-9 0-13-4-13-15 0-12 6-25 10-35 10-26 29-80 29-108 0-34-21-53-55-53-45 0-69 32-77 43-3-28-24-43-46-43-23 0-32 19-37 28-8 17-15 46-15 47 0 6 6 6 6 6 5 0 5 0 8-11 8-35 18-59 36-59 10 0 16 6 16 22 0 10-2 16-9 42z">
          <text:p/>
        </draw:path>
        <draw:path draw:style-name="gr6" draw:layer="layout" svg:width="0.225cm" svg:height="0.316cm" svg:x="8.016cm" svg:y="22.752cm" svg:viewBox="0 0 226 317" svg:d="M225 32c1-3 1-6 1-8 0-9-5-14-14-14-4 0-18 4-19 21-10-18-27-31-46-31-58 0-118 68-118 139 0 49 30 78 66 78 28 0 52-24 57-28-11 43-17 64-17 66-1 4-18 52-71 52-8 0-25-1-39-5 15-4 21-17 21-25 0-9-6-18-19-18-12 0-27 9-27 29 0 19 18 29 66 29 61 0 97-37 104-67zM161 154c-3 13-14 25-26 35-9 9-25 17-39 17-25 0-32-25-32-45 0-23 14-82 27-107 14-23 35-43 56-43 32 0 39 39 39 42s0 5-2 7z">
          <text:p/>
        </draw:path>
        <draw:path draw:style-name="gr6" draw:layer="layout" svg:width="0.151cm" svg:height="0.312cm" svg:x="8.272cm" svg:y="22.661cm" svg:viewBox="0 0 152 313" svg:d="M91 111h46c10 0 15 0 15-9 0-6-5-6-14-6h-43c18-70 19-79 19-82 0-8-5-14-13-14-2 0-16 0-20 18l-20 78h-46c-9 0-15 0-15 10 0 5 4 5 14 5h43c-35 139-37 148-37 156 0 26 19 46 46 46 50 0 78-72 78-75 0-6-4-6-6-6-4 0-5 2-7 7-22 52-47 63-64 63-11 0-15-6-15-22 0-13 0-16 2-24z">
          <text:p/>
        </draw:path>
        <draw:path draw:style-name="gr6" draw:layer="layout" svg:width="0.242cm" svg:height="0.345cm" svg:x="8.464cm" svg:y="22.628cm" svg:viewBox="0 0 243 346" svg:d="M114 6c0 0 0-6-6-6-12 0-48 4-61 6-4 0-8 0-8 9 0 6 4 6 11 6 24 0 25 3 25 8l-1 10-73 282c-1 7-1 9-1 11 0 12 10 14 14 14 8 0 17-5 18-12l10-38 11-44c3-11 6-23 8-34 2-2 5-18 6-20 1-6 17-32 34-46 11-9 25-17 47-17 21 0 27 17 27 33 0 27-20 81-31 110-4 13-7 18-7 28 0 22 18 40 40 40 46 0 66-72 66-76s-6-4-7-4c-4 0-4 1-7 8-7 26-24 61-50 61-9 0-13-5-13-16 0-12 6-24 10-35 7-21 29-80 29-107 0-32-19-53-56-53-32 0-54 15-74 37z">
          <text:p/>
        </draw:path>
        <draw:path draw:style-name="gr6" draw:layer="layout" svg:width="0.327cm" svg:height="0.114cm" svg:x="8.883cm" svg:y="22.788cm" svg:viewBox="0 0 328 115" svg:d="M311 19c7 0 17 0 17-9 0-10-10-10-17-10h-294c-7 0-17 0-17 10 0 9 10 9 17 9zM311 115c7 0 17 0 17-9 0-10-10-10-17-10h-294c-7 0-17 0-17 10 0 9 10 9 17 9z">
          <text:p/>
        </draw:path>
        <draw:path draw:style-name="gr6" draw:layer="layout" svg:width="0.201cm" svg:height="0.354cm" svg:x="9.394cm" svg:y="22.62cm" svg:viewBox="0 0 202 355" svg:d="M110 135c-63 14-110 78-110 138 0 47 32 82 78 82 57 0 99-77 99-145 0-44-19-70-36-92-18-21-47-58-47-79 0-11 9-24 26-24 15 0 25 7 35 14 11 6 21 13 28 13 12 0 19-13 19-20 0-11-8-12-25-16-26-6-33-6-40-6-39 0-57 21-57 50 0 26 15 54 30 85zM116 145c12 23 26 50 26 84 0 32-18 115-64 115-28 0-47-20-47-57 0-32 18-124 85-142z">
          <text:p/>
        </draw:path>
        <draw:frame draw:style-name="gr7" draw:text-style-name="P2" draw:layer="layout" svg:width="6.985cm" svg:height="0.962cm" svg:x="10.763cm" svg:y="4.331cm">
          <draw:text-box>
            <text:p text:style-name="P2"><text:s/>Detect a T1 condition</text:p>
          </draw:text-box>
        </draw:frame>
        <draw:line draw:style-name="gr8" draw:text-style-name="P1" draw:layer="layout" svg:x1="6.34cm" svg:y1="21.002cm" svg:x2="4.633cm" svg:y2="21.361cm">
          <text:p/>
        </draw:line>
        <draw:line draw:style-name="gr3" draw:text-style-name="P1" draw:layer="layout" svg:x1="4.184cm" svg:y1="23.069cm" svg:x2="5.352cm" svg:y2="21.362cm">
          <text:p/>
        </draw:line>
        <draw:polygon draw:style-name="gr5" draw:layer="layout" svg:width="1.437cm" svg:height="0.431cm" svg:x="2.778cm" svg:y="23.455cm" svg:viewBox="0 0 1438 432" draw:points="720,432 0,432 0,0 1438,0 1438,432">
          <text:p/>
        </draw:polygon>
        <draw:path draw:style-name="gr6" draw:layer="layout" svg:width="0.256cm" svg:height="0.281cm" svg:x="2.796cm" svg:y="23.612cm" svg:viewBox="0 0 257 282" svg:d="M37 238c-1 10-5 25-5 28 0 11 9 16 18 16 7 0 19-5 23-18 2-1 23-86 25-98 5-20 16-64 21-81 2-7 20-37 34-52 6-3 23-19 52-19 16 0 25 7 27 7-20 4-34 18-34 34 0 10 7 23 25 23 16 0 34-15 34-37s-20-41-52-41c-41 0-70 30-82 48-4-29-27-48-57-48-29 0-41 25-46 35-11 21-20 58-20 60 0 7 7 7 7 7 7 0 7 0 11-14 11-44 23-74 46-74 11 0 20 5 20 28 0 13-2 20-11 53z">
          <text:p/>
        </draw:path>
        <draw:path draw:style-name="gr6" draw:layer="layout" svg:width="0.418cm" svg:height="0.145cm" svg:x="3.288cm" svg:y="23.658cm" svg:viewBox="0 0 419 146" svg:d="M397 25c9 0 22 0 22-13 0-12-13-12-22-12h-376c-9 0-21 0-21 12 0 13 12 13 21 13zM397 146c9 0 22 0 22-12s-13-12-22-12h-376c-9 0-21 0-21 12s12 12 21 12z">
          <text:p/>
        </draw:path>
        <draw:path draw:style-name="gr6" draw:layer="layout" svg:width="0.257cm" svg:height="0.448cm" svg:x="3.94cm" svg:y="23.444cm" svg:viewBox="0 0 258 449" svg:d="M141 171c-80 18-141 99-141 174 0 60 41 104 100 104 73 0 126-97 126-183 0-56-25-88-46-116-23-27-61-74-61-101 0-14 13-30 34-30 20 0 32 9 45 18 14 7 26 16 35 16 16 0 25-16 25-25 0-14-10-16-32-21-34-7-42-7-51-7-50 0-73 26-73 63 0 34 19 69 39 108zM148 183c16 30 34 64 34 108 0 40-23 144-82 144-36 0-61-25-61-72 0-41 23-157 109-180z">
          <text:p/>
        </draw:path>
        <draw:line draw:style-name="gr8" draw:text-style-name="P3" draw:layer="layout" svg:x1="6.315cm" svg:y1="22.611cm" svg:x2="4.608cm" svg:y2="22.97cm">
          <text:p/>
        </draw:line>
        <draw:line draw:style-name="gr3" draw:text-style-name="P1" draw:layer="layout" svg:x1="4.354cm" svg:y1="23.733cm" svg:x2="5.37cm" svg:y2="22.844cm">
          <text:p/>
        </draw:line>
        <draw:custom-shape draw:style-name="gr9" draw:text-style-name="P1" draw:layer="layout" svg:width="0.635cm" svg:height="0.635cm" svg:x="7.402cm" svg:y="18.2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1" draw:text-style-name="P1" draw:layer="layout" svg:x1="3.016cm" svg:y1="3.667cm" svg:x2="5.048cm" svg:y2="5.064cm">
            <text:p/>
          </draw:line>
          <draw:line draw:style-name="gr1" draw:text-style-name="P1" draw:layer="layout" svg:x1="3.524cm" svg:y1="7.223cm" svg:x2="5.048cm" svg:y2="5.064cm">
            <text:p/>
          </draw:line>
          <draw:line draw:style-name="gr1" draw:text-style-name="P1" draw:layer="layout" svg:x1="5.048cm" svg:y1="5.064cm" svg:x2="6.318cm" svg:y2="5.064cm">
            <text:p/>
          </draw:line>
          <draw:line draw:style-name="gr1" draw:text-style-name="P1" draw:layer="layout" svg:x1="6.318cm" svg:y1="5.064cm" svg:x2="8.858cm" svg:y2="6.207cm">
            <text:p/>
          </draw:line>
          <draw:line draw:style-name="gr1" draw:text-style-name="P1" draw:layer="layout" svg:x1="6.318cm" svg:y1="5.064cm" svg:x2="8.212cm" svg:y2="3.223cm">
            <text:p/>
          </draw:line>
        </draw:g>
        <draw:line draw:style-name="gr3" draw:text-style-name="P1" draw:layer="layout" svg:x1="6.572cm" svg:y1="7.604cm" svg:x2="5.937cm" svg:y2="5.318cm">
          <text:p/>
        </draw:line>
        <draw:g>
          <svg:title>TexMaths</svg:title>
          <svg:desc>14§display§\epsilon &lt; \delta
§svg§600§FALSE</svg:desc>
          <draw:polygon draw:style-name="gr5" draw:layer="layout" svg:width="1.879cm" svg:height="0.62cm" svg:x="6.089cm" svg:y="7.999cm" svg:viewBox="0 0 1880 621" draw:points="940,621 0,621 0,0 1880,0 1880,621">
            <text:p/>
          </draw:polygon>
          <draw:path draw:style-name="gr6" draw:layer="layout" svg:width="0.28cm" svg:height="0.373cm" svg:x="6.13cm" svg:y="8.222cm" svg:viewBox="0 0 281 374" svg:d="M214 175c14 0 29 0 29-14 0-12-10-12-24-12h-140c22-75 70-123 147-123h26c15 0 29 0 29-14 0-12-12-12-26-12h-29c-111 0-226 84-226 213 0 94 65 161 154 161 55 0 110-34 110-43 0-3 0-12-7-12-2 0-5 0-12 4-26 20-57 34-89 34-50 0-91-36-91-110 0-31 5-62 7-72z">
            <text:p/>
          </draw:path>
          <draw:path draw:style-name="gr6" draw:layer="layout" svg:width="0.518cm" svg:height="0.49cm" svg:x="6.736cm" svg:y="8.129cm" svg:viewBox="0 0 519 491" svg:d="M502 36c10-5 17-10 17-19 0-10-7-17-17-17-2 0-4 0-16 5l-469 223c-10 2-17 7-17 16 0 12 7 15 17 20l469 220c12 7 14 7 16 7 10 0 17-7 17-17 0-9-7-14-17-19l-444-211z">
            <text:p/>
          </draw:path>
          <draw:path draw:style-name="gr6" draw:layer="layout" svg:width="0.348cm" svg:height="0.61cm" svg:x="7.594cm" svg:y="7.985cm" svg:viewBox="0 0 349 611" svg:d="M190 232c-108 24-190 135-190 238 0 81 55 141 135 141 98 0 170-132 170-249 0-77-33-120-62-158-31-36-82-101-82-137 0-19 17-41 46-41 26 0 43 12 60 24 19 10 36 22 48 22 22 0 34-22 34-34 0-19-15-21-44-28-45-10-57-10-69-10-68 0-99 36-99 86 0 46 26 94 53 146zM200 249c21 41 45 86 45 146 0 55-31 197-110 197-48 0-82-34-82-98 0-55 31-214 147-245z">
            <text:p/>
          </draw:path>
        </draw:g>
        <draw:custom-shape draw:style-name="gr9" draw:text-style-name="P1" draw:layer="layout" svg:width="0.889cm" svg:height="0.889cm" svg:x="2.76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2.76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2.76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2.76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2.76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2.762cm" svg:y="3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889cm" svg:height="0.889cm" svg:x="3.143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889cm" svg:height="0.889cm" svg:x="4.54cm" svg:y="4.6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889cm" svg:height="0.889cm" svg:x="6.009cm" svg:y="4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889cm" svg:height="0.889cm" svg:x="7.715cm" svg:y="2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889cm" svg:height="0.889cm" svg:x="8.477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889cm" svg:height="0.889cm" svg:x="7.715cm" svg:y="2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635cm" svg:height="0.635cm" svg:x="4.227cm" svg:y="18.3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635cm" svg:height="0.635cm" svg:x="6.005cm" svg:y="20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635cm" svg:height="0.635cm" svg:x="5.878cm" svg:y="22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635cm" svg:height="0.635cm" svg:x="7.529cm" svg:y="25.2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635cm" svg:height="0.635cm" svg:x="4.608cm" svg:y="25.5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2" draw:layer="layout" svg:width="8.509cm" svg:height="2.409cm" svg:x="11.16cm" svg:y="21.959cm">
          <draw:text-box>
            <text:p text:style-name="P2"><text:span text:style-name="T1">Is ever it safe?</text:span></text:p>
          </draw:text-box>
        </draw:frame>
        <draw:line draw:style-name="gr1" draw:text-style-name="P1" draw:layer="layout" svg:x1="3.27cm" svg:y1="12.811cm" svg:x2="5.302cm" svg:y2="14.208cm">
          <text:p/>
        </draw:line>
        <draw:line draw:style-name="gr1" draw:text-style-name="P1" draw:layer="layout" svg:x1="3.778cm" svg:y1="16.367cm" svg:x2="5.302cm" svg:y2="14.208cm">
          <text:p/>
        </draw:line>
        <draw:line draw:style-name="gr1" draw:text-style-name="P1" draw:layer="layout" svg:x1="5.302cm" svg:y1="14.208cm" svg:x2="6.572cm" svg:y2="14.208cm">
          <text:p/>
        </draw:line>
        <draw:line draw:style-name="gr1" draw:text-style-name="P1" draw:layer="layout" svg:x1="6.572cm" svg:y1="14.208cm" svg:x2="9.112cm" svg:y2="15.351cm">
          <text:p/>
        </draw:line>
        <draw:line draw:style-name="gr1" draw:text-style-name="P1" draw:layer="layout" svg:x1="6.572cm" svg:y1="14.208cm" svg:x2="9.112cm" svg:y2="13.192cm">
          <text:p/>
        </draw:line>
        <draw:custom-shape draw:style-name="gr9" draw:text-style-name="P1" draw:layer="layout" svg:width="0.889cm" svg:height="0.889cm" svg:x="3.01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3.01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3.01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3.01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3.01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3.397cm" svg:y="15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6.699cm" svg:y1="14.208cm" svg:x2="6.699cm" svg:y2="12.938cm">
          <text:p/>
        </draw:line>
        <draw:custom-shape draw:style-name="gr9" draw:text-style-name="P1" draw:layer="layout" svg:width="0.889cm" svg:height="0.889cm" svg:x="6.263cm" svg:y="13.7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889cm" svg:height="0.889cm" svg:x="8.731cm" svg:y="14.8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6.699cm" svg:y1="12.938cm" svg:x2="9.112cm" svg:y2="12.938cm">
          <text:p/>
        </draw:line>
        <draw:custom-shape draw:style-name="gr9" draw:text-style-name="P1" draw:layer="layout" svg:width="0.889cm" svg:height="0.889cm" svg:x="8.604cm" svg:y="12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svg:title>TexMaths</svg:title>
          <svg:desc>14§display§\delta + \epsilon

§svg§600§FALSE</svg:desc>
          <draw:polygon draw:style-name="gr5" draw:layer="layout" svg:width="1.039cm" svg:height="0.383cm" svg:x="7.207cm" svg:y="13.189cm" svg:viewBox="0 0 1040 384" draw:points="519,384 0,384 0,0 1040,0 1040,384">
            <text:p/>
          </draw:polygon>
          <draw:path draw:style-name="gr6" draw:layer="layout" svg:width="0.202cm" svg:height="0.356cm" svg:x="7.228cm" svg:y="13.181cm" svg:viewBox="0 0 203 357" svg:d="M111 136c-63 14-111 78-111 138 0 48 32 83 78 83 58 0 100-77 100-146 0-44-20-70-37-92-18-21-47-59-47-80 0-11 10-24 26-24s26 7 35 14c12 6 21 13 28 13 13 0 20-13 20-20 0-11-8-12-25-16-27-6-34-6-41-6-39 0-57 21-57 50 0 27 15 55 31 86zM116 146c13 23 27 50 27 85 0 32-18 115-65 115-28 0-47-20-47-58 0-32 18-124 85-142z">
            <text:p/>
          </draw:path>
          <draw:path draw:style-name="gr6" draw:layer="layout" svg:width="0.328cm" svg:height="0.328cm" svg:x="7.581cm" svg:y="13.244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6" draw:layer="layout" svg:width="0.163cm" svg:height="0.217cm" svg:x="8.069cm" svg:y="13.32cm" svg:viewBox="0 0 164 218" svg:d="M125 102c8 0 16 0 16-8 0-7-5-7-14-7h-81c13-44 41-72 86-72h15c8 0 17 0 17-8 0-7-7-7-16-7h-16c-65 0-132 49-132 125 0 54 38 93 90 93 32 0 64-19 64-25 0-1 0-7-4-7-2 0-3 0-7 3-16 11-34 20-52 20-29 0-53-21-53-65 0-18 3-36 4-42z">
            <text:p/>
          </draw:path>
        </draw:g>
        <draw:g>
          <svg:title>TexMaths</svg:title>
          <svg:desc>14§display§\delta + \epsilon

§svg§600§FALSE</svg:desc>
          <draw:polygon draw:style-name="gr5" draw:layer="layout" svg:width="1.039cm" svg:height="0.383cm" svg:x="7.437cm" svg:y="14.586cm" svg:viewBox="0 0 1040 384" draw:points="519,384 0,384 0,0 1040,0 1040,384">
            <text:p/>
          </draw:polygon>
          <draw:path draw:style-name="gr6" draw:layer="layout" svg:width="0.202cm" svg:height="0.356cm" svg:x="7.458cm" svg:y="14.578cm" svg:viewBox="0 0 203 357" svg:d="M111 136c-63 14-111 78-111 138 0 48 32 83 78 83 58 0 100-77 100-146 0-44-20-70-37-92-18-21-47-59-47-80 0-11 10-24 26-24s26 7 35 14c12 6 21 13 28 13 13 0 20-13 20-20 0-11-8-12-25-16-27-6-34-6-41-6-39 0-57 21-57 50 0 27 15 55 31 86zM116 146c13 23 27 50 27 85 0 32-18 115-65 115-28 0-47-20-47-58 0-32 18-124 85-142z">
            <text:p/>
          </draw:path>
          <draw:path draw:style-name="gr6" draw:layer="layout" svg:width="0.328cm" svg:height="0.328cm" svg:x="7.811cm" svg:y="14.641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6" draw:layer="layout" svg:width="0.163cm" svg:height="0.217cm" svg:x="8.299cm" svg:y="14.717cm" svg:viewBox="0 0 164 218" svg:d="M125 102c8 0 16 0 16-8 0-7-5-7-14-7h-81c13-44 41-72 86-72h15c8 0 17 0 17-8 0-7-7-7-16-7h-16c-65 0-132 49-132 125 0 54 38 93 90 93 32 0 64-19 64-25 0-1 0-7-4-7-2 0-3 0-7 3-16 11-34 20-52 20-29 0-53-21-53-65 0-18 3-36 4-42z">
            <text:p/>
          </draw:path>
        </draw:g>
        <draw:g>
          <svg:title>TexMaths</svg:title>
          <svg:desc>14§display§\delta + \epsilon

§svg§600§FALSE</svg:desc>
          <draw:polygon draw:style-name="gr5" draw:layer="layout" svg:width="1.039cm" svg:height="0.383cm" svg:x="3.881cm" svg:y="13.316cm" svg:viewBox="0 0 1040 384" draw:points="519,384 0,384 0,0 1040,0 1040,384">
            <text:p/>
          </draw:polygon>
          <draw:path draw:style-name="gr6" draw:layer="layout" svg:width="0.202cm" svg:height="0.356cm" svg:x="3.902cm" svg:y="13.308cm" svg:viewBox="0 0 203 357" svg:d="M111 136c-63 14-111 78-111 138 0 48 32 83 78 83 58 0 100-77 100-146 0-44-20-70-37-92-18-21-47-59-47-80 0-11 10-24 26-24s26 7 35 14c12 6 21 13 28 13 13 0 20-13 20-20 0-11-8-12-25-16-27-6-34-6-41-6-39 0-57 21-57 50 0 27 15 55 31 86zM116 146c13 23 27 50 27 85 0 32-18 115-65 115-28 0-47-20-47-58 0-32 18-124 85-142z">
            <text:p/>
          </draw:path>
          <draw:path draw:style-name="gr6" draw:layer="layout" svg:width="0.328cm" svg:height="0.328cm" svg:x="4.255cm" svg:y="13.371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6" draw:layer="layout" svg:width="0.163cm" svg:height="0.217cm" svg:x="4.743cm" svg:y="13.447cm" svg:viewBox="0 0 164 218" svg:d="M125 102c8 0 16 0 16-8 0-7-5-7-14-7h-81c13-44 41-72 86-72h15c8 0 17 0 17-8 0-7-7-7-16-7h-16c-65 0-132 49-132 125 0 54 38 93 90 93 32 0 64-19 64-25 0-1 0-7-4-7-2 0-3 0-7 3-16 11-34 20-52 20-29 0-53-21-53-65 0-18 3-36 4-42z">
            <text:p/>
          </draw:path>
        </draw:g>
        <draw:g>
          <svg:title>TexMaths</svg:title>
          <svg:desc>14§display§\delta + \epsilon

§svg§600§FALSE</svg:desc>
          <draw:polygon draw:style-name="gr5" draw:layer="layout" svg:width="1.039cm" svg:height="0.383cm" svg:x="3.5cm" svg:y="14.967cm" svg:viewBox="0 0 1040 384" draw:points="519,384 0,384 0,0 1040,0 1040,384">
            <text:p/>
          </draw:polygon>
          <draw:path draw:style-name="gr6" draw:layer="layout" svg:width="0.202cm" svg:height="0.356cm" svg:x="3.521cm" svg:y="14.959cm" svg:viewBox="0 0 203 357" svg:d="M111 136c-63 14-111 78-111 138 0 48 32 83 78 83 58 0 100-77 100-146 0-44-20-70-37-92-18-21-47-59-47-80 0-11 10-24 26-24s26 7 35 14c12 6 21 13 28 13 13 0 20-13 20-20 0-11-8-12-25-16-27-6-34-6-41-6-39 0-57 21-57 50 0 27 15 55 31 86zM116 146c13 23 27 50 27 85 0 32-18 115-65 115-28 0-47-20-47-58 0-32 18-124 85-142z">
            <text:p/>
          </draw:path>
          <draw:path draw:style-name="gr6" draw:layer="layout" svg:width="0.328cm" svg:height="0.328cm" svg:x="3.874cm" svg:y="15.022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6" draw:layer="layout" svg:width="0.163cm" svg:height="0.217cm" svg:x="4.362cm" svg:y="15.098cm" svg:viewBox="0 0 164 218" svg:d="M125 102c8 0 16 0 16-8 0-7-5-7-14-7h-81c13-44 41-72 86-72h15c8 0 17 0 17-8 0-7-7-7-16-7h-16c-65 0-132 49-132 125 0 54 38 93 90 93 32 0 64-19 64-25 0-1 0-7-4-7-2 0-3 0-7 3-16 11-34 20-52 20-29 0-53-21-53-65 0-18 3-36 4-42z">
            <text:p/>
          </draw:path>
        </draw:g>
        <draw:line draw:style-name="gr11" draw:text-style-name="P1" draw:layer="layout" svg:x1="3.524cm" svg:y1="12.811cm" svg:x2="5.175cm" svg:y2="12.811cm">
          <text:p/>
        </draw:line>
        <draw:line draw:style-name="gr11" draw:text-style-name="P1" draw:layer="layout" svg:x1="5.175cm" svg:y1="12.811cm" svg:x2="5.175cm" svg:y2="14.081cm">
          <text:p/>
        </draw:line>
        <draw:custom-shape draw:style-name="gr9" draw:text-style-name="P1" draw:layer="layout" svg:width="0.889cm" svg:height="0.889cm" svg:x="3.016cm" svg:y="12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889cm" svg:height="0.889cm" svg:x="4.794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4.54cm" svg:y1="11.541cm" svg:x2="5.048cm" svg:y2="13.319cm">
          <text:p/>
        </draw:line>
        <draw:line draw:style-name="gr3" draw:text-style-name="P1" draw:layer="layout" svg:x1="7.715cm" svg:y1="12.43cm" svg:x2="6.826cm" svg:y2="13.319cm">
          <text:p/>
        </draw:line>
        <draw:g>
          <svg:title>TexMaths</svg:title>
          <svg:desc>14§display§\delta/3
§svg§600§FALSE</svg:desc>
          <draw:polygon draw:style-name="gr5" draw:layer="layout" svg:width="0.73cm" svg:height="0.492cm" svg:x="4.063cm" svg:y="11.16cm" svg:viewBox="0 0 731 493" draw:points="366,493 0,493 0,0 731,0 731,493">
            <text:p/>
          </draw:polygon>
          <draw:path draw:style-name="gr6" draw:layer="layout" svg:width="0.202cm" svg:height="0.356cm" svg:x="4.084cm" svg:y="11.18cm" svg:viewBox="0 0 203 357" svg:d="M111 136c-63 14-111 78-111 139 0 47 32 82 78 82 58 0 100-77 100-146 0-44-20-70-37-92-18-21-47-59-47-80 0-11 10-24 26-24s26 7 35 14c12 6 21 13 28 13 13 0 20-13 20-20 0-11-8-12-25-16-27-6-34-6-41-6-39 0-57 21-57 50 0 27 15 55 31 86zM116 146c13 23 27 50 27 85 0 32-18 115-65 115-28 0-47-20-47-57 0-33 18-125 85-143z">
            <text:p/>
          </draw:path>
          <draw:path draw:style-name="gr6" draw:layer="layout" svg:width="0.192cm" svg:height="0.492cm" svg:x="4.328cm" svg:y="11.16cm" svg:viewBox="0 0 193 493" svg:d="M190 18c3-5 3-8 3-8 0-6-4-10-10-10-4 0-7 1-8 4l-172 471c-3 7-3 8-3 8 0 6 4 10 10 10 7 0 8-3 11-11z">
            <text:p/>
          </draw:path>
          <draw:path draw:style-name="gr6" draw:layer="layout" svg:width="0.205cm" svg:height="0.339cm" svg:x="4.567cm" svg:y="11.202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7 19 2 34-9 34-27s-14-28-28-28c-13 0-28 7-28 28 0 46 46 78 99 78 62 0 107-44 107-95 0-41-31-80-83-90z">
            <text:p/>
          </draw:path>
        </draw:g>
        <draw:g>
          <svg:title>TexMaths</svg:title>
          <svg:desc>14§display§\delta/3
§svg§600§FALSE</svg:desc>
          <draw:polygon draw:style-name="gr5" draw:layer="layout" svg:width="0.73cm" svg:height="0.492cm" svg:x="7.588cm" svg:y="11.81cm" svg:viewBox="0 0 731 493" draw:points="366,493 0,493 0,0 731,0 731,493">
            <text:p/>
          </draw:polygon>
          <draw:path draw:style-name="gr6" draw:layer="layout" svg:width="0.202cm" svg:height="0.356cm" svg:x="7.609cm" svg:y="11.83cm" svg:viewBox="0 0 203 357" svg:d="M111 136c-63 14-111 78-111 139 0 47 32 82 78 82 58 0 100-77 100-146 0-44-20-70-37-92-18-21-47-59-47-80 0-11 10-24 26-24s26 7 35 14c12 6 21 13 28 13 13 0 20-13 20-20 0-11-8-12-25-16-27-6-34-6-41-6-39 0-57 21-57 50 0 27 15 55 31 86zM116 146c13 23 27 50 27 85 0 32-18 115-65 115-28 0-47-20-47-57 0-33 18-125 85-143z">
            <text:p/>
          </draw:path>
          <draw:path draw:style-name="gr6" draw:layer="layout" svg:width="0.192cm" svg:height="0.492cm" svg:x="7.853cm" svg:y="11.81cm" svg:viewBox="0 0 193 493" svg:d="M190 18c3-5 3-8 3-8 0-6-4-10-10-10-4 0-7 1-8 4l-172 471c-3 7-3 8-3 8 0 6 4 10 10 10 7 0 8-3 11-11z">
            <text:p/>
          </draw:path>
          <draw:path draw:style-name="gr6" draw:layer="layout" svg:width="0.205cm" svg:height="0.339cm" svg:x="8.092cm" svg:y="11.852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7 19 2 34-9 34-27s-14-28-28-28c-13 0-28 7-28 28 0 46 46 78 99 78 62 0 107-44 107-95 0-41-31-80-83-90z">
            <text:p/>
          </draw:path>
        </draw:g>
        <draw:line draw:style-name="gr12" draw:text-style-name="P1" draw:layer="layout" svg:x1="5.937cm" svg:y1="12.303cm" svg:x2="5.937cm" svg:y2="16.113cm">
          <text:p/>
        </draw:line>
        <draw:line draw:style-name="gr3" draw:text-style-name="P1" draw:layer="layout" svg:x1="8.35cm" svg:y1="10.906cm" svg:x2="6.064cm" svg:y2="13.065cm">
          <text:p/>
        </draw:line>
        <draw:g>
          <svg:title>TexMaths</svg:title>
          <svg:desc>14§display§\delta/2§svg§600§FALSE</svg:desc>
          <draw:polygon draw:style-name="gr5" draw:layer="layout" svg:width="0.73cm" svg:height="0.492cm" svg:x="8.508cm" svg:y="10.54cm" svg:viewBox="0 0 731 493" draw:points="366,493 0,493 0,0 731,0 731,493">
            <text:p/>
          </draw:polygon>
          <draw:path draw:style-name="gr6" draw:layer="layout" svg:width="0.202cm" svg:height="0.356cm" svg:x="8.529cm" svg:y="10.56cm" svg:viewBox="0 0 203 357" svg:d="M111 136c-63 14-111 78-111 139 0 47 32 82 78 82 58 0 100-77 100-146 0-44-20-70-37-92-18-21-47-59-47-80 0-11 10-24 26-24s26 7 35 14c12 6 21 13 28 13 13 0 20-13 20-20 0-11-8-12-25-16-27-6-34-6-41-6-39 0-57 21-57 50 0 27 15 55 31 86zM116 146c13 23 27 50 27 85 0 32-18 115-65 115-28 0-47-20-47-57 0-33 18-125 85-143z">
            <text:p/>
          </draw:path>
          <draw:path draw:style-name="gr6" draw:layer="layout" svg:width="0.192cm" svg:height="0.492cm" svg:x="8.773cm" svg:y="10.54cm" svg:viewBox="0 0 193 493" svg:d="M190 18c3-5 3-8 3-8 0-6-4-10-10-10-4 0-7 1-8 4l-172 471c-3 7-3 8-3 8 0 6 4 10 10 10 7 0 8-3 11-11z">
            <text:p/>
          </draw:path>
          <draw:path draw:style-name="gr6" draw:layer="layout" svg:width="0.196cm" svg:height="0.328cm" svg:x="9.016cm" svg:y="10.582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draw:custom-shape draw:style-name="gr13" draw:text-style-name="P1" draw:layer="layout" svg:width="18.034cm" svg:height="7.62cm" svg:x="1.889cm" svg:y="1.7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8.034cm" svg:height="7.62cm" svg:x="1.889cm" svg:y="10.017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6.477cm" svg:height="3.806cm" svg:x="11.525cm" svg:y="12.18cm">
          <draw:text-box>
            <text:p><text:span text:style-name="T1">If we aren't careful we could cause the cells to become concave!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BlackChancery" svg:font-family="BlackChancery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5-01-01T14:06:32.281635463</meta:creation-date>
    <dc:date>2015-01-08T00:27:01.788433586</dc:date>
    <dc:creator>Melvyn Drag</dc:creator>
    <meta:editing-duration>PT1H16M24S</meta:editing-duration>
    <meta:editing-cycles>4</meta:editing-cycles>
    <meta:generator>LibreOffice/4.2.7.2$Linux_x86 LibreOffice_project/420m0$Build-2</meta:generator>
    <meta:document-statistic meta:object-count="124"/>
  </office:meta>
</office:document-meta>
</file>